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P3" style:family="paragraph" style:parent-style-name="Preformatted_20_Text">
      <style:text-properties fo:color="#000000" style:font-name="Courier New" fo:font-size="12pt" fo:letter-spacing="normal" fo:font-style="italic" fo:font-weight="normal" officeooo:rsid="001275ec" officeooo:paragraph-rsid="001275ec"/>
    </style:style>
    <style:style style:name="P4" style:family="paragraph" style:parent-style-name="Standard">
      <style:text-properties officeooo:rsid="001275ec" officeooo:paragraph-rsid="001275ec"/>
    </style:style>
    <style:style style:name="P5" style:family="paragraph" style:parent-style-name="Standard">
      <style:text-properties officeooo:rsid="001846a1" officeooo:paragraph-rsid="001846a1"/>
    </style:style>
    <style:style style:name="P6" style:family="paragraph" style:parent-style-name="Standard">
      <style:text-properties officeooo:rsid="001985fc" officeooo:paragraph-rsid="001985fc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Standard">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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6"/>
      <text:p text:style-name="P1">Вообще с гигхабом надо будет разобраться в ньюансах.</text:p>
      <text:p text:style-name="P1"/>
      <text:p text:style-name="P5">Подключение к новому реппозиторию:</text:p>
      <text:p text:style-name="P3">git remote add origin https://github.com/user_name/Mytest.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8T11:12:42.605419831</dc:date>
    <meta:editing-duration>PT1H18M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3" meta:character-count="505" meta:non-whitespace-character-count="450"/>
  </office:meta>
</office:document-meta>
</file>